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57in"/>
    </style:style>
    <style:style style:name="co3" style:family="table-column">
      <style:table-column-properties fo:break-before="auto" style:column-width="23.99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2"/>
        <table:table-row table:style-name="ro1">
          <table:table-cell office:value-type="string">
            <text:p>Materials</text:p>
          </table:table-cell>
          <table:table-cell table:style-name="Default" office:value-type="string">
            <text:p>Cost</text:p>
          </table:table-cell>
          <table:table-cell office:value-type="string">
            <text:p>Amount</text:p>
          </table:table-cell>
          <table:table-cell table:style-name="Default" office:value-type="string">
            <text:p>Link</text:p>
          </table:table-cell>
        </table:table-row>
        <table:table-row table:style-name="ro1">
          <table:table-cell office:value-type="string">
            <text:p>ESP32 Programmer</text:p>
          </table:table-cell>
          <table:table-cell office:value-type="currency" office:currency="USD" office:value="4.9">
            <text:p>$4.90</text:p>
          </table:table-cell>
          <table:table-cell office:value-type="float" office:value="1">
            <text:p>1</text:p>
          </table:table-cell>
          <table:table-cell table:style-name="Default" office:value-type="string">
            <text:p>https://www.analoglamb.com/product/esp32-programmer-with-ch340-usb-to-serial-chip/</text:p>
          </table:table-cell>
        </table:table-row>
        <table:table-row table:style-name="ro1">
          <table:table-cell office:value-type="string">
            <text:p>ESP32-WROOM-32</text:p>
          </table:table-cell>
          <table:table-cell office:value-type="currency" office:currency="USD" office:value="4.99">
            <text:p>$4.99</text:p>
          </table:table-cell>
          <table:table-cell office:value-type="string">
            <text:p>1 For Each</text:p>
          </table:table-cell>
          <table:table-cell office:value-type="string">
            <text:p><text:a xlink:href="https://www.analoglamb.com/product/esp3212-wifi-bluetooth-combo-module/">https://www.analoglamb.com/product/esp3212-wifi-bluetooth-combo-module/</text:a> </text:p>
          </table:table-cell>
        </table:table-row>
        <table:table-row table:style-name="ro1">
          <table:table-cell office:value-type="string">
            <text:p>ESP32 Wrover Mini (Dev)</text:p>
          </table:table-cell>
          <table:table-cell office:value-type="currency" office:currency="USD" office:value="9.9">
            <text:p>$9.90</text:p>
          </table:table-cell>
          <table:table-cell office:value-type="float" office:value="1">
            <text:p>1</text:p>
          </table:table-cell>
          <table:table-cell table:style-name="Default" office:value-type="string">
            <text:p>https://www.mouser.com/ProductDetail/Espressif-Systems/ESP32-DevKitC?qs=chTDxNqvsyn3pn4VyZwnyQ%3D%3D</text:p>
          </table:table-cell>
        </table:table-row>
        <table:table-row table:style-name="ro1">
          <table:table-cell office:value-type="string">
            <text:p>12V Power Supply</text:p>
          </table:table-cell>
          <table:table-cell office:value-type="currency" office:currency="USD" office:value="8.78">
            <text:p>$8.78</text:p>
          </table:table-cell>
          <table:table-cell office:value-type="string">
            <text:p>1 For Each</text:p>
          </table:table-cell>
          <table:table-cell table:style-name="Default" office:value-type="string">
            <text:p>https://www.amazon.com/Generic-Compatible-Replacement-Adapter-adapter/dp/B00VURIV30</text:p>
          </table:table-cell>
        </table:table-row>
        <table:table-row table:style-name="ro1">
          <table:table-cell office:value-type="string">
            <text:p>12V Water Pump</text:p>
          </table:table-cell>
          <table:table-cell office:value-type="currency" office:currency="USD" office:value="12.49">
            <text:p>$12.49</text:p>
          </table:table-cell>
          <table:table-cell office:value-type="string">
            <text:p>1 For Each</text:p>
          </table:table-cell>
          <table:table-cell table:style-name="Default" office:value-type="string">
            <text:p>https://www.amazon.com/Brushless-Submersible-Circulation-System-Industry/dp/B0845P19J5/ref=sr_1_18?dchild=1&amp;keywords=12+volt+food+grade+water+pump&amp;qid=1590690764&amp;sr=8-18</text:p>
          </table:table-cell>
        </table:table-row>
        <table:table-row table:style-name="ro1">
          <table:table-cell office:value-type="string">
            <text:p>10mm Tubing</text:p>
          </table:table-cell>
          <table:table-cell office:value-type="currency" office:currency="USD" office:value="8.49">
            <text:p>$8.49</text:p>
          </table:table-cell>
          <table:table-cell office:value-type="string">
            <text:p>Not Many</text:p>
          </table:table-cell>
          <table:table-cell office:value-type="string">
            <text:p><text:a xlink:href="https://www.amazon.com/Inside-Meter-Tubing-Flexible-Delivery/dp/8921463380/ref=sr_1_10?dchild=1&amp;keywords=10mm+tubing+water&amp;qid=1590640598&amp;sr=8-10">https://www.amazon.com/Inside-Meter-Tubing-Flexible-Delivery/dp/8921463380/ref=sr_1_10?dchild=1&amp;keywords=10mm+tubing+water&amp;qid=1590640598&amp;sr=8-10</text:a> </text:p>
          </table:table-cell>
        </table:table-row>
        <table:table-row table:style-name="ro1">
          <table:table-cell office:value-type="string">
            <text:p>7mm Tubing</text:p>
          </table:table-cell>
          <table:table-cell office:value-type="currency" office:currency="USD" office:value="6.28">
            <text:p>$6.28</text:p>
          </table:table-cell>
          <table:table-cell office:value-type="string">
            <text:p>Not Many</text:p>
          </table:table-cell>
          <table:table-cell office:value-type="string">
            <text:p><text:a xlink:href="https://www.amazon.com/BCHZ-Watering-Tubing-Irrigation-System/dp/B0723BJS5R">https://www.amazon.com/BCHZ-Watering-Tubing-Irrigation-System/dp/B0723BJS5R</text:a> </text:p>
          </table:table-cell>
        </table:table-row>
        <table:table-row table:style-name="ro1">
          <table:table-cell office:value-type="string">
            <text:p>12V-3.3V Step Down</text:p>
          </table:table-cell>
          <table:table-cell office:value-type="currency" office:currency="USD" office:value="9.99">
            <text:p>$9.99</text:p>
          </table:table-cell>
          <table:table-cell office:value-type="string">
            <text:p>1 for every 10</text:p>
          </table:table-cell>
          <table:table-cell office:value-type="string">
            <text:p><text:a xlink:href="https://www.amazon.com/Anmbest-AMS1117-3-3-4-75V-12V-Voltage-Regulator/dp/B07CP4P5XJ/ref=sr_1_4?dchild=1&amp;keywords=12v+to+3v+converter&amp;qid=1590798151&amp;sr=8-4">https://www.amazon.com/Anmbest-AMS1117-3-3-4-75V-12V-Voltage-Regulator/dp/B07CP4P5XJ/ref=sr_1_4?dchild=1&amp;keywords=12v+to+3v+converter&amp;qid=1590798151&amp;sr=8-4</text:a> </text:p>
          </table:table-cell>
        </table:table-row>
        <table:table-row table:style-name="ro1">
          <table:table-cell office:value-type="string">
            <text:p>Heat Sinks</text:p>
          </table:table-cell>
          <table:table-cell office:value-type="currency" office:currency="USD" office:value="9.99">
            <text:p>$9.99</text:p>
          </table:table-cell>
          <table:table-cell office:value-type="string">
            <text:p>1 For Each</text:p>
          </table:table-cell>
          <table:table-cell office:value-type="string">
            <text:p><text:a xlink:href="https://www.amazon.com/easycargo-Raspberry-Heatsink-Adhesiva-8810-conductiva/dp/B078KB7V5J/ref=sr_1_3?dchild=1&amp;keywords=small+heatsink&amp;qid=1590798231&amp;sr=8-3">https://www.amazon.com/easycargo-Raspberry-Heatsink-Adhesiva-8810-conductiva/dp/B078KB7V5J/ref=sr_1_3?dchild=1&amp;keywords=small+heatsink&amp;qid=1590798231&amp;sr=8-3</text:a> </text:p>
          </table:table-cell>
        </table:table-row>
        <table:table-row table:style-name="ro1">
          <table:table-cell office:value-type="string">
            <text:p>DC Barrel Jack</text:p>
          </table:table-cell>
          <table:table-cell office:value-type="currency" office:currency="USD" office:value="9.99">
            <text:p>$9.99</text:p>
          </table:table-cell>
          <table:table-cell office:value-type="string">
            <text:p>1 for every 10</text:p>
          </table:table-cell>
          <table:table-cell office:value-type="string">
            <text:p><text:a xlink:href="https://www.amazon.com/DIKAVS-Breadboard-friendly-2-1mm-Barrel-Jack/dp/B074LK7G86/ref=sr_1_2?crid=1YGF6YBQ0W6NY&amp;dchild=1&amp;keywords=dc+barrel+jack&amp;qid=1590798290&amp;sprefix=dc+barel%2Caps%2C164&amp;sr=8-2">https://www.amazon.com/DIKAVS-Breadboard-friendly-2-1mm-Barrel-Jack/dp/B074LK7G86/ref=sr_1_2?crid=1YGF6YBQ0W6NY&amp;dchild=1&amp;keywords=dc+barrel+jack&amp;qid=1590798290&amp;sprefix=dc+barel%2Caps%2C164&amp;sr=8-2</text:a> </text:p>
          </table:table-cell>
        </table:table-row>
        <table:table-row table:style-name="ro1">
          <table:table-cell office:value-type="string">
            <text:p>Transistor</text:p>
          </table:table-cell>
          <table:table-cell office:value-type="currency" office:currency="USD" office:value="5.99">
            <text:p>$5.99</text:p>
          </table:table-cell>
          <table:table-cell office:value-type="string">
            <text:p>1 for 100</text:p>
          </table:table-cell>
          <table:table-cell office:value-type="string">
            <text:p><text:a xlink:href="https://www.amazon.com/gp/product/B07V1RKVJ5?pf_rd_r=E8EPQ22BDED2AGNKVAMJ&amp;pf_rd_p=edaba0ee-c2fe-4124-9f5d-b31d6b1bfbee">https://www.amazon.com/gp/product/B07V1RKVJ5?pf_rd_r=E8EPQ22BDED2AGNKVAMJ&amp;pf_rd_p=edaba0ee-c2fe-4124-9f5d-b31d6b1bfbee</text:a>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4">06/14/2020</text:date>, <text:time>17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9M53S</meta:editing-duration>
    <meta:editing-cycles>6</meta:editing-cycles>
    <meta:generator>OpenOffice/4.1.5$Win32 OpenOffice.org_project/415m1$Build-9789</meta:generator>
    <dc:date>2020-06-14T17:30:02.13</dc:date>
    <dc:creator>Geeoon Chung</dc:creator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